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quences of Functions</text:p>
      <text:p text:style-name="Text_20_body"/>
      <text:p text:style-name="Text_20_body">When writing an article on sequences of functions, you can cover various aspects and concepts related to this topic. Here is a suggested outline for your article:</text:p>
      <text:h text:style-name="Heading_20_4" text:outline-level="4">Introduction to Sequences</text:h>
      <text:list xml:id="list2744103041" text:style-name="L1">
        <text:list-item>
          <text:p text:style-name="P2">Define what a sequence is and explain that it is an ordered list of numbers. </text:p>
        </text:list-item>
        <text:list-item>
          <text:p text:style-name="P2">Differentiate between finite and infinite sequences. </text:p>
        </text:list-item>
        <text:list-item>
          <text:p text:style-name="P1">Provide examples of different types of sequences, such as arithmetic, geometric, and quadratic sequences. </text:p>
        </text:list-item>
      </text:list>
      <text:h text:style-name="Heading_20_4" text:outline-level="4">Arithmetic Sequences of Functions</text:h>
      <text:list xml:id="list310199653" text:style-name="L2">
        <text:list-item>
          <text:p text:style-name="P4">Explain the concept of an arithmetic sequence of functions. </text:p>
        </text:list-item>
        <text:list-item>
          <text:p text:style-name="P4">Discuss how arithmetic sequences of functions are generated by adding or subtracting the same amount each time. </text:p>
        </text:list-item>
        <text:list-item>
          <text:p text:style-name="P3">Provide examples of arithmetic sequences of functions and their properties. </text:p>
        </text:list-item>
      </text:list>
      <text:h text:style-name="Heading_20_4" text:outline-level="4">Geometric Sequences of Functions</text:h>
      <text:list xml:id="list2255282674" text:style-name="L3">
        <text:list-item>
          <text:p text:style-name="P6">Introduce the concept of a geometric sequence of functions. </text:p>
        </text:list-item>
        <text:list-item>
          <text:p text:style-name="P6">Explain how geometric sequences of functions are generated by multiplying or dividing by the same ratio each time. </text:p>
        </text:list-item>
        <text:list-item>
          <text:p text:style-name="P5">Provide examples of geometric sequences of functions and their properties. </text:p>
        </text:list-item>
      </text:list>
      <text:h text:style-name="Heading_20_4" text:outline-level="4">Special Sequences of Functions</text:h>
      <text:list xml:id="list613600982" text:style-name="L4">
        <text:list-item>
          <text:p text:style-name="P8">Discuss special sequences of functions, such as the Fibonacci sequence. </text:p>
        </text:list-item>
        <text:list-item>
          <text:p text:style-name="P8">Explain the properties and characteristics of these special sequences. </text:p>
        </text:list-item>
        <text:list-item>
          <text:p text:style-name="P7">Provide examples and applications of special sequences of functions. </text:p>
        </text:list-item>
      </text:list>
      <text:h text:style-name="Heading_20_4" text:outline-level="4">Finding Missing Terms and nth Term</text:h>
      <text:list xml:id="list4169030808" text:style-name="L5">
        <text:list-item>
          <text:p text:style-name="P10">Explain how to find missing terms in a sequence of functions. </text:p>
        </text:list-item>
        <text:list-item>
          <text:p text:style-name="P10">Discuss the concept of the nth term of a sequence and how to determine it. </text:p>
        </text:list-item>
        <text:list-item>
          <text:p text:style-name="P9">Provide examples and step-by-step explanations of finding missing terms and nth terms. </text:p>
        </text:list-item>
      </text:list>
      <text:h text:style-name="Heading_20_4" text:outline-level="4">Applications of Sequences of Functions</text:h>
      <text:list xml:id="list447870468" text:style-name="L6">
        <text:list-item>
          <text:p text:style-name="P12">Discuss real-world applications of sequences of functions, such as in finance, physics, and computer science. </text:p>
        </text:list-item>
        <text:list-item>
          <text:p text:style-name="P11">Highlight how sequences of functions are used to model and analyze various phenomena. </text:p>
        </text:list-item>
      </text:list>
      <text:h text:style-name="Heading_20_4" text:outline-level="4"><text:soft-page-break/>Conclusion</text:h>
      <text:list xml:id="list1798271527" text:style-name="L7">
        <text:list-item>
          <text:p text:style-name="P14">Summarize the key points discussed in the article. </text:p>
        </text:list-item>
        <text:list-item>
          <text:p text:style-name="P14">Emphasize the importance and relevance of sequences of functions in mathematics and other fields. </text:p>
        </text:list-item>
        <text:list-item>
          <text:p text:style-name="P13">Encourage further exploration and study of this topic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45:27.696282734</meta:creation-date>
    <dc:date>2024-04-04T20:09:28.494136304</dc:date>
    <meta:editing-duration>PT4H8M1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2" meta:paragraph-count="29" meta:word-count="309" meta:character-count="1976" meta:non-whitespace-character-count="1696"/>
  </office:meta>
</office:document-meta>
</file>